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>
      <style:paragraph-properties style:writing-mode="lr-tb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2">
      <style:paragraph-properties fo:margin-top="0cm" fo:margin-bottom="0cm"/>
    </style:style>
    <style:style style:name="P17" style:family="paragraph" style:parent-style-name="Text_20_body" style:list-style-name="L3">
      <style:paragraph-properties fo:margin-top="0cm" fo:margin-bottom="0cm"/>
    </style:style>
    <style:style style:name="P18" style:family="paragraph" style:parent-style-name="Text_20_body" style:list-style-name="L4">
      <style:paragraph-properties fo:margin-top="0cm" fo:margin-bottom="0cm"/>
    </style:style>
    <style:style style:name="P19" style:family="paragraph" style:parent-style-name="Text_20_body" style:list-style-name="L5">
      <style:paragraph-properties fo:margin-top="0cm" fo:margin-bottom="0cm"/>
    </style:style>
    <style:style style:name="P20" style:family="paragraph" style:parent-style-name="Text_20_body" style:list-style-name="L6">
      <style:paragraph-properties fo:margin-top="0cm" fo:margin-bottom="0cm"/>
    </style:style>
    <style:style style:name="P21" style:family="paragraph" style:parent-style-name="Text_20_body" style:list-style-name="L7">
      <style:paragraph-properties fo:margin-top="0cm" fo:margin-bottom="0cm"/>
    </style:style>
    <style:style style:name="P22" style:family="paragraph" style:parent-style-name="Text_20_body" style:list-style-name="L8">
      <style:paragraph-properties fo:margin-top="0cm" fo:margin-bottom="0cm"/>
    </style:style>
    <style:style style:name="P23" style:family="paragraph" style:parent-style-name="Text_20_body" style:list-style-name="L9">
      <style:paragraph-properties fo:margin-top="0cm" fo:margin-bottom="0cm"/>
    </style:style>
    <style:style style:name="P24" style:family="paragraph" style:parent-style-name="Text_20_body" style:list-style-name="L10">
      <style:paragraph-properties fo:margin-top="0cm" fo:margin-bottom="0cm"/>
    </style:style>
    <style:style style:name="P25" style:family="paragraph" style:parent-style-name="Text_20_body" style:list-style-name="L11">
      <style:paragraph-properties fo:margin-top="0cm" fo:margin-bottom="0cm"/>
    </style:style>
    <style:style style:name="P26" style:family="paragraph" style:parent-style-name="Text_20_body" style:list-style-name="L12">
      <style:paragraph-properties fo:margin-top="0cm" fo:margin-bottom="0cm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"SQE: La Teoría que Explica el Universo Como un Progresivo Desmadre Cuántico"</text:h>
      <text:p text:style-name="P14"><text:span text:style-name="Emphasis"><text:span text:style-name="T1">(Sátira de una cosmología que empieza con fotones tímidos y termina en conciencia confundida)</text:span></text:span></text:p>
      <text:h text:style-name="P1" text:outline-level="1">? El Origen: Cuando el Universo Era Solo un Grupo de Fotones Sin Amigos</text:h>
      <text:p text:style-name="P14"><text:span text:style-name="Strong_20_Emphasis"><text:span text:style-name="T3">Fase 0 – El Aburrimiento Cuántico</text:span></text:span></text:p>
      <text:list xml:id="list1667286695832109803" text:style-name="L1">
        <text:list-item text:start-value="1">
          <text:p text:style-name="P15"><text:span text:style-name="Emphasis"><text:span text:style-name="T1">"Solo hay fotones viajando a *c*, sin tiempo, sin espacio, sin chisme… el vacío más deprimente."</text:span></text:span></text:p>
        </text:list-item>
        <text:list-item text:start-value="2">
          <text:p text:style-name="P2"><text:span text:style-name="Emphasis"><text:span text:style-name="T1">"Ni siquiera hay gravedad para que choquen… ¿qué hacían? ¿Jugaban a las estatuas cuánticas?"</text:span></text:span></text:p>
        </text:list-item>
      </text:list>
      <text:p text:style-name="P14"><text:span text:style-name="Strong_20_Emphasis"><text:span text:style-name="T3">SQE lo explica:</text:span></text:span> <text:span text:style-name="Emphasis"><text:span text:style-name="T1">"Es que estaban en modo autoobservación… como un narcisista cósmico."</text:span></text:span></text:p>
      <text:h text:style-name="P1" text:outline-level="1">? Fase 1 – El Primer Drama: "¡Ya No Quiero Ser Solo Luz!"</text:h>
      <text:list xml:id="list7123800827830107649" text:style-name="L2">
        <text:list-item text:start-value="1">
          <text:p text:style-name="P16"><text:span text:style-name="Emphasis"><text:span text:style-name="T1">Un fotón rebelde se cansa de viajar y dice: "¿Y si… vibro diferente?"</text:span></text:span></text:p>
        </text:list-item>
        <text:list-item text:start-value="2">
          <text:p text:style-name="P16"><text:span text:style-name="Emphasis"><text:span text:style-name="T1">Aparece el</text:span></text:span> <text:span text:style-name="Strong_20_Emphasis"><text:span text:style-name="T2">tiempo</text:span></text:span> <text:span text:style-name="Emphasis"><text:span text:style-name="T1">(porque ahora hay ritmo).</text:span></text:span></text:p>
        </text:list-item>
        <text:list-item text:start-value="3">
          <text:p text:style-name="P3"><text:span text:style-name="Emphasis"><text:span text:style-name="T1">Aparece la</text:span></text:span> <text:span text:style-name="Strong_20_Emphasis"><text:span text:style-name="T2">energía</text:span></text:span> <text:span text:style-name="Emphasis"><text:span text:style-name="T1">(porque sin drama no hay física).</text:span></text:span></text:p>
        </text:list-item>
      </text:list>
      <text:p text:style-name="P14"><text:span text:style-name="Strong_20_Emphasis"><text:span text:style-name="T3">Constantes que emergen:</text:span></text:span></text:p>
      <text:list xml:id="list4954320831392072988" text:style-name="L3">
        <text:list-item text:start-value="1">
          <text:p text:style-name="P17"><text:span text:style-name="Emphasis"><text:span text:style-name="T1">"</text:span></text:span>c* (límite de velocidad cósmica)."*</text:p>
        </text:list-item>
        <text:list-item text:start-value="2">
          <text:p text:style-name="P17"><text:span text:style-name="Emphasis"><text:span text:style-name="T1">"</text:span></text:span>h* (la cantidad mínima de chisme cuántico)."*</text:p>
        </text:list-item>
        <text:list-item text:start-value="3">
          <text:p text:style-name="P4"><text:span text:style-name="Emphasis"><text:span text:style-name="T1">"</text:span></text:span>α* (la constante de estructura fina… o sea, lo 'fina' que es la estructura del universo)."*</text:p>
        </text:list-item>
      </text:list>
      <text:h text:style-name="P1" text:outline-level="1">? Fase 2 – El Entrelazamiento: "¿Nos Hacemos Cuerda?"</text:h>
      <text:list xml:id="list8910286881001147072" text:style-name="L4">
        <text:list-item text:start-value="1">
          <text:p text:style-name="P18"><text:span text:style-name="Emphasis"><text:span text:style-name="T1">Los fotones, aburridos de estar solos, se entrelazan.</text:span></text:span></text:p>
        </text:list-item>
        <text:list-item text:start-value="2">
          <text:p text:style-name="P18"><text:span text:style-name="Emphasis"><text:span text:style-name="T1">De pronto,</text:span></text:span> <text:span text:style-name="Strong_20_Emphasis"><text:span text:style-name="T2">aparece el espacio</text:span></text:span> <text:span text:style-name="Emphasis"><text:span text:style-name="T1">(porque ya hay distancia entre ellos).</text:span></text:span></text:p>
        </text:list-item>
        <text:list-item text:start-value="3">
          <text:p text:style-name="P5"><text:span text:style-name="Emphasis"><text:span text:style-name="T1">Y</text:span></text:span> <text:span text:style-name="Strong_20_Emphasis"><text:span text:style-name="T2">la carga eléctrica</text:span></text:span> <text:span text:style-name="Emphasis"><text:span text:style-name="T1">(porque alguien tenía que ser el positivo y el negativo del grupo).</text:span></text:span></text:p>
        </text:list-item>
      </text:list>
      <text:p text:style-name="P14"><text:span text:style-name="Strong_20_Emphasis"><text:span text:style-name="T3">SQE lo justifica:</text:span></text:span> <text:span text:style-name="Emphasis"><text:span text:style-name="T1">"Es que el vacío cuántico es como un Tinder de partículas… al principio no pasa nada, pero luego hay matches."</text:span></text:span></text:p>
      <text:p text:style-name="P14"><text:span text:style-name="Strong_20_Emphasis"><text:span text:style-name="T3">Constantes nuevas:</text:span></text:span></text:p>
      <text:list xml:id="list6257482616969859588" text:style-name="L5">
        <text:list-item text:start-value="1">
          <text:p text:style-name="P19"><text:span text:style-name="Emphasis"><text:span text:style-name="T1">"</text:span></text:span>ε₀* (qué tan fácil es ligar en el vacío)."*</text:p>
        </text:list-item>
        <text:list-item text:start-value="2">
          <text:p text:style-name="P6"><text:span text:style-name="Emphasis"><text:span text:style-name="T1">"</text:span></text:span>μ₀* (qué tan difícil es salir de ahí)."*</text:p>
        </text:list-item>
      </text:list>
      <text:h text:style-name="P1" text:outline-level="1"><text:soft-page-break/>⚖️ Fase 3 – La Crisis Existencial: "¿Y si Tengo Masa?"</text:h>
      <text:list xml:id="list3527917145229209341" text:style-name="L6">
        <text:list-item text:start-value="1">
          <text:p text:style-name="P20"><text:span text:style-name="Emphasis"><text:span text:style-name="T1">Un fotón, en plena crisis, se frena un poco… y</text:span></text:span> <text:span text:style-name="Strong_20_Emphasis"><text:span text:style-name="T2">¡BAM!</text:span></text:span> <text:span text:style-name="Emphasis"><text:span text:style-name="T1">se convierte en materia.</text:span></text:span></text:p>
        </text:list-item>
        <text:list-item text:start-value="2">
          <text:p text:style-name="P20"><text:span text:style-name="Emphasis"><text:span text:style-name="T1">Nacen el</text:span></text:span> <text:span text:style-name="Strong_20_Emphasis"><text:span text:style-name="T2">electrón</text:span></text:span><text:span text:style-name="Emphasis"><text:span text:style-name="T1">, el</text:span></text:span> <text:span text:style-name="Strong_20_Emphasis"><text:span text:style-name="T2">protón</text:span></text:span> <text:span text:style-name="Emphasis"><text:span text:style-name="T1">y el</text:span></text:span> <text:span text:style-name="Strong_20_Emphasis"><text:span text:style-name="T2">neutrón</text:span></text:span> <text:span text:style-name="Emphasis"><text:span text:style-name="T1">(el trío que nadie pidió pero todos necesitan).</text:span></text:span></text:p>
        </text:list-item>
        <text:list-item text:start-value="3">
          <text:p text:style-name="P7"><text:span text:style-name="Emphasis"><text:span text:style-name="T1">Aparece la</text:span></text:span> <text:span text:style-name="Strong_20_Emphasis"><text:span text:style-name="T2">gravedad</text:span></text:span> <text:span text:style-name="Emphasis"><text:span text:style-name="T1">(porque ahora hay cosas que se atraen… y otras que se evitan).</text:span></text:span></text:p>
        </text:list-item>
      </text:list>
      <text:p text:style-name="P14"><text:span text:style-name="Strong_20_Emphasis"><text:span text:style-name="T3">Constantes que llegan tarde a la fiesta:</text:span></text:span></text:p>
      <text:list xml:id="list2559283528178072540" text:style-name="L7">
        <text:list-item text:start-value="1">
          <text:p text:style-name="P21"><text:span text:style-name="Emphasis"><text:span text:style-name="T1">"</text:span></text:span>G* (la fuerza de la atracción… digo, gravitación)."*</text:p>
        </text:list-item>
        <text:list-item text:start-value="2">
          <text:p text:style-name="P8"><text:span text:style-name="Emphasis"><text:span text:style-name="T1">"</text:span></text:span>mₑ* (la masa del electrón, que es como el peso de sus problemas existenciales)."*</text:p>
        </text:list-item>
      </text:list>
      <text:h text:style-name="P1" text:outline-level="1">? Fase 4 – El Universo se Organiza (Más o Menos)</text:h>
      <text:list xml:id="list1121499395574926475" text:style-name="L8">
        <text:list-item text:start-value="1">
          <text:p text:style-name="P22"><text:span text:style-name="Emphasis"><text:span text:style-name="T1">La materia se junta en estrellas, planetas y memes.</text:span></text:span></text:p>
        </text:list-item>
        <text:list-item text:start-value="2">
          <text:p text:style-name="P22"><text:span text:style-name="Emphasis"><text:span text:style-name="T1">Aparece la</text:span></text:span> <text:span text:style-name="Strong_20_Emphasis"><text:span text:style-name="T2">termodinámica</text:span></text:span> <text:span text:style-name="Emphasis"><text:span text:style-name="T1">(porque ahora hay calor, frío y desorden).</text:span></text:span></text:p>
        </text:list-item>
        <text:list-item text:start-value="3">
          <text:p text:style-name="P9"><text:span text:style-name="Emphasis"><text:span text:style-name="T1">Y la</text:span></text:span> <text:span text:style-name="Strong_20_Emphasis"><text:span text:style-name="T2">curvatura del espacio-tiempo</text:span></text:span> <text:span text:style-name="Emphasis"><text:span text:style-name="T1">(gracias, Einstein, por arruinar la linealidad).</text:span></text:span></text:p>
        </text:list-item>
      </text:list>
      <text:p text:style-name="P14"><text:span text:style-name="Strong_20_Emphasis"><text:span text:style-name="T3">Constantes que ya suenan a física seria:</text:span></text:span></text:p>
      <text:list xml:id="list2676483182398564031" text:style-name="L9">
        <text:list-item text:start-value="1">
          <text:p text:style-name="P23"><text:span text:style-name="Emphasis"><text:span text:style-name="T1">"</text:span></text:span>k* (Boltzmann, que mide el caos en la fiesta)."*</text:p>
        </text:list-item>
        <text:list-item text:start-value="2">
          <text:p text:style-name="P10"><text:span text:style-name="Emphasis"><text:span text:style-name="T1">"</text:span></text:span>σ* (Stefan-Boltzmann, que mide cuánto calor irradia tu estrella favorita)."*</text:p>
        </text:list-item>
      </text:list>
      <text:h text:style-name="P1" text:outline-level="1">? Fase 5 – La Vida: Cuando el Caos se Hace Consciente</text:h>
      <text:list xml:id="list3805842715489270018" text:style-name="L10">
        <text:list-item text:start-value="1">
          <text:p text:style-name="P24"><text:span text:style-name="Emphasis"><text:span text:style-name="T1">En un rincón del universo, átomos se organizan y dicen: "¿Y si hacemos algo más interesante que solo chocar?"</text:span></text:span></text:p>
        </text:list-item>
        <text:list-item text:start-value="2">
          <text:p text:style-name="P24"><text:span text:style-name="Emphasis"><text:span text:style-name="T1">Nace la</text:span></text:span> <text:span text:style-name="Strong_20_Emphasis"><text:span text:style-name="T2">vida</text:span></text:span> <text:span text:style-name="Emphasis"><text:span text:style-name="T1">(un error cuántico hermoso).</text:span></text:span></text:p>
        </text:list-item>
        <text:list-item text:start-value="3">
          <text:p text:style-name="P11"><text:span text:style-name="Emphasis"><text:span text:style-name="T1">Y luego la</text:span></text:span> <text:span text:style-name="Strong_20_Emphasis"><text:span text:style-name="T2">conciencia</text:span></text:span> <text:span text:style-name="Emphasis"><text:span text:style-name="T1">(el error que se pregunta por qué existe).</text:span></text:span></text:p>
        </text:list-item>
      </text:list>
      <text:p text:style-name="P14"><text:span text:style-name="Strong_20_Emphasis"><text:span text:style-name="T3">SQE lo celebra:</text:span></text:span> <text:span text:style-name="Emphasis"><text:span text:style-name="T1">"¡Lo logramos! La coherencia cuántica ahora piensa… y se estresa."</text:span></text:span></text:p>
      <text:h text:style-name="P1" text:outline-level="1">? Resumen: El Universo Como una Novela Turca</text:h>
      <text:list xml:id="list872829142634910011" text:style-name="L11">
        <text:list-item text:start-value="1">
          <text:p text:style-name="P25"><text:span text:style-name="Strong_20_Emphasis"><text:span text:style-name="T3">Fase 0:</text:span></text:span> Fotones solitarios. (<text:span text:style-name="Emphasis"><text:span text:style-name="T1">"No pasa nada."</text:span></text:span>)</text:p>
        </text:list-item>
        <text:list-item text:start-value="2">
          <text:p text:style-name="P25"><text:span text:style-name="Strong_20_Emphasis"><text:span text:style-name="T3">Fase 1:</text:span></text:span> Aparece el tiempo. (<text:span text:style-name="Emphasis"><text:span text:style-name="T1">"Ahora sí pasa algo."</text:span></text:span>)</text:p>
        </text:list-item>
        <text:list-item text:start-value="3">
          <text:p text:style-name="P25"><text:span text:style-name="Strong_20_Emphasis"><text:span text:style-name="T3">Fase 2:</text:span></text:span> Espacio y carga. (<text:span text:style-name="Emphasis"><text:span text:style-name="T1">"¡Ya hay drama!"</text:span></text:span>)</text:p>
        </text:list-item>
        <text:list-item text:start-value="4">
          <text:p text:style-name="P25"><text:span text:style-name="Strong_20_Emphasis"><text:span text:style-name="T3">Fase 3:</text:span></text:span> Masa y gravedad. (<text:span text:style-name="Emphasis"><text:span text:style-name="T1">"Todo se complica."</text:span></text:span>)</text:p>
        </text:list-item>
        <text:list-item text:start-value="5">
          <text:p text:style-name="P25"><text:span text:style-name="Strong_20_Emphasis"><text:span text:style-name="T3">Fase 4:</text:span></text:span> Estrellas y termodinámica. (<text:span text:style-name="Emphasis"><text:span text:style-name="T1">"Ahora hay caos controlado."</text:span></text:span>)</text:p>
        </text:list-item>
        <text:list-item text:start-value="6">
          <text:p text:style-name="P12"><text:span text:style-name="Strong_20_Emphasis"><text:span text:style-name="T3">Fase 5:</text:span></text:span> Vida y conciencia. (<text:span text:style-name="Emphasis"><text:span text:style-name="T1">"Y ahora… ¿qué hacemos?"</text:span></text:span>)</text:p>
        </text:list-item>
      </text:list>
      <text:p text:style-name="P14"><text:span text:style-name="Strong_20_Emphasis"><text:span text:style-name="T3">Conclusión:</text:span></text:span> <text:span text:style-name="Emphasis"><text:span text:style-name="T1">El universo es como un borracho que empieza bailando solo y termina filosofando en un bar.</text:span></text:span></text:p>
      <text:p text:style-name="P14">? <text:span text:style-name="Strong_20_Emphasis"><text:span text:style-name="T3">¿Quieres más? Suscríbete a</text:span></text:span> <text:span text:style-name="Strong_20_Emphasis"><text:span text:style-name="T2">"De Fotón a Filósofo: La Historia Más Loca del Cosmos"</text:span></text:span><text:span text:style-name="Strong_20_Emphasis"><text:span text:style-name="T3">.</text:span></text:span><text:line-break/><text:span text:style-name="Emphasis"><text:span text:style-name="T1">(Una producción de SQE Studios, donde las constantes son variables y la coherencia es opcional.)</text:span></text:span></text:p>
      <text:p text:style-name="P14"><text:soft-page-break/>? <text:span text:style-name="Strong_20_Emphasis"><text:span text:style-name="T3">Bonus: Frases para defender SQE en una reunión de física:</text:span></text:span></text:p>
      <text:list xml:id="list8842543153765524985" text:style-name="L12">
        <text:list-item text:start-value="1">
          <text:p text:style-name="P26"><text:span text:style-name="Emphasis"><text:span text:style-name="T1">"La gravedad no es fundamental… es solo un hábito cósmico."</text:span></text:span></text:p>
        </text:list-item>
        <text:list-item text:start-value="2">
          <text:p text:style-name="P26"><text:span text:style-name="Emphasis"><text:span text:style-name="T1">"El electrón no tiene masa… tiene inercia existencial."</text:span></text:span></text:p>
        </text:list-item>
        <text:list-item text:start-value="3">
          <text:p text:style-name="P13"><text:span text:style-name="Emphasis"><text:span text:style-name="T1">"La conciencia es el universo preguntándose: '¿Y yo qué hago aquí?'"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4T00:36:31.01</meta:creation-date>
    <meta:document-statistic meta:table-count="0" meta:image-count="0" meta:object-count="0" meta:page-count="3" meta:paragraph-count="55" meta:word-count="648" meta:character-count="3609"/>
    <dc:date>2025-05-04T00:37:01.81</dc:date>
    <dc:creator>Lefuan </dc:creator>
    <meta:editing-duration>PT30S</meta:editing-duration>
    <meta:editing-cycles>1</meta:editing-cycles>
    <meta:generator>OpenOffice/4.1.15$Win32 OpenOffice.org_project/4115m2$Build-9813</meta:generator>
  </office:meta>
</office:document-meta>
</file>